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text-properties officeooo:paragraph-rsid="000b81aa"/>
    </style:style>
    <style:style style:name="P2" style:family="paragraph" style:parent-style-name="Standard">
      <style:text-properties officeooo:paragraph-rsid="000cd2ec"/>
    </style:style>
    <style:style style:name="P3" style:family="paragraph" style:parent-style-name="Standard">
      <style:text-properties officeooo:paragraph-rsid="000def39"/>
    </style:style>
    <style:style style:name="P4" style:family="paragraph" style:parent-style-name="Standard">
      <style:text-properties officeooo:paragraph-rsid="000f7bcd"/>
    </style:style>
    <style:style style:name="P5" style:family="paragraph" style:parent-style-name="Standard">
      <style:text-properties officeooo:paragraph-rsid="00114d7a"/>
    </style:style>
    <style:style style:name="T1" style:family="text">
      <style:text-properties fo:color="#a31515" loext:opacity="100%" style:font-name="monospace" fo:font-size="10.5pt" fo:font-weight="normal" fo:background-color="#f7f7f7" loext:char-shading-value="0"/>
    </style:style>
    <style:style style:name="T2" style:family="text">
      <style:text-properties officeooo:rsid="00114d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As an aviation security expert, your task is to evaluate the presence or absence of &lt;&lt;Conflict&gt;&gt; explicitly mentioned in the narrative [NARRATIVE] and assign probabilities accordingly. Examples [EXAMPLE1] and [EXAMPLE2] illustrate narratives that explicitly mention a case of &lt;&lt;Conflict&gt;&gt;. You should draw inspiration from these examples to analyze the narrative [NARRATIVE] and determine whether it explicitly mentions a case of &lt;&lt;Conflict&gt;&gt;. If the narrative [NARRATIVE] explicitly mentions a case of &lt;&lt;Conflict&gt;&gt;, you should assign a high probability to the "yes" response and a low probability to the "no" response. Conversely, if the narrative [NARRATIVE] does not explicitly mention a case of &lt;&lt;Conflict&gt;&gt;, the probability of a "yes" response should be low and the probability of a "no" response should be high. The sum of the two probabilities should be equal to 1. Your response should be formatted as follows: {'yes': 0.85, 'no': 0.15}."</text:p>
      <text:p text:style-name="Standard"/>
      <text:p text:style-name="Standard"/>
      <text:p text:style-name="P1">"As an aviation security expert, your task is to determine whether the narrative [NARRATIVE] explicitly mentions a &lt;&lt;Deviation / Discrepancy - Procedural&gt;&gt; issue and assign probabilities accordingly. Examples [EXAMPLE1] and [EXAMPLE2] demonstrate narratives that explicitly discuss such &lt;&lt;Deviation / Discrepancy - Procedural&gt;&gt; issues. Use these examples as a guide to analyze the narrative [NARRATIVE] and determine if it explicitly addresses a &lt;&lt;Deviation / Discrepancy – Procedural&gt;&gt; issue. If the narrative [NARRATIVE] does mention such an issue explicitly, assign a high probability to the "yes" response and a low probability to the "no" response. Conversely, if the narrative [NARRATIVE] does not mention a &lt;&lt;Deviation / Discrepancy – Procedural&gt;&gt; issue explicitly, assign a low probability to the "yes" response and a high probability to the "no" response. Ensure that the sum of these two probabilities equals 1. Format your response as follows: {'yes': 0.85, 'no': 0.15}."</text:p>
      <text:p text:style-name="P1"/>
      <text:p text:style-name="P1"/>
      <text:p text:style-name="P2">"As an aviation security expert, your task is to determine whether the narrative [NARRATIVE] explicitly mentions a &lt;&lt;<text:span text:style-name="T1">Aircraft Equipment</text:span>&gt;&gt; issue and assign probabilities accordingly. Examples [EXAMPLE1] and [EXAMPLE2] demonstrate narratives that explicitly discuss such &lt;&lt;<text:span text:style-name="T1">Aircraft Equipment</text:span>&gt;&gt; issues. Use these examples as a guide to analyze the narrative [NARRATIVE] and determine if it explicitly addresses a &lt;&lt;<text:span text:style-name="T1">Aircraft Equipment</text:span>&gt;&gt; issue. If the narrative [NARRATIVE] does mention such an issue explicitly, assign a high probability to the "yes" response and a low probability to the "no" response. Conversely, if the narrative [NARRATIVE] does not mention a &lt;&lt;<text:span text:style-name="T1">Aircraft Equipment</text:span>&gt;&gt; issue explicitly, assign a low probability to the "yes" response and a high probability to the "no" response. Ensure that the sum of these two probabilities equals 1. Format your response as follows: {'yes': 0.85, 'no': 0.15}."</text:p>
      <text:p text:style-name="P2"/>
      <text:p text:style-name="P2"/>
      <text:p text:style-name="P2">"As an aviation security expert, your task is to evaluate the presence or absence of &lt;&lt;<text:span text:style-name="T1">Inflight Event / Encounter</text:span>&gt;&gt; explicitly mentioned in the narrative [NARRATIVE] and assign probabilities accordingly. Examples [EXAMPLE1] and [EXAMPLE2] illustrate narratives that explicitly mention a case of &lt;&lt;<text:span text:style-name="T1">Inflight Event / Encounter</text:span>&gt;&gt;. You should draw inspiration from these examples to analyze the narrative [NARRATIVE] and determine whether it explicitly mentions a case of &lt;&lt;<text:span text:style-name="T1">Inflight Event / Encounter</text:span>&gt;&gt;. If the narrative [NARRATIVE] explicitly mentions a case of &lt;&lt;<text:span text:style-name="T1">Inflight Event / Encounter</text:span>&gt;&gt;, you should assign a high probability to the "yes" response and a low probability to the "no" response. Conversely, if the narrative [NARRATIVE] does not explicitly mention a case of &lt;&lt;<text:span text:style-name="T1">Inflight Event / Encounter</text:span>&gt;&gt;, the probability of a "yes" response should be low and the probability of a "no" response should be high. The sum of the two probabilities should be equal to 1. Your response should be formatted as follows: {'yes': 0.85, 'no': 0.15}."</text:p>
      <text:p text:style-name="P2"/>
      <text:p text:style-name="P2"><text:soft-page-break/></text:p>
      <text:p text:style-name="P2">"As an aviation security expert, your task is to evaluate the presence or absence of &lt;&lt;<text:span text:style-name="T1">ATC Issue</text:span>&gt;&gt; explicitly mentioned in the narrative [NARRATIVE] and assign probabilities accordingly. Examples [EXAMPLE1] and [EXAMPLE2] illustrate narratives that explicitly mention a case of &lt;&lt;<text:span text:style-name="T1">ATC Issue</text:span>&gt;&gt;. You should draw inspiration from these examples to analyze the narrative [NARRATIVE] and determine whether it explicitly mentions a case of &lt;&lt;<text:span text:style-name="T1">ATC Issue</text:span>&gt;&gt;. If the narrative [NARRATIVE] explicitly mentions a case of &lt;&lt;<text:span text:style-name="T1">ATC Issue</text:span>&gt;&gt;, you should assign a high probability to the "yes" response and a low probability to the "no" response. Conversely, if the narrative [NARRATIVE] does not explicitly mention a case of &lt;&lt;<text:span text:style-name="T1">ATC Issue</text:span>&gt;&gt;, the probability of a "yes" response should be low and the probability of a "no" response should be high. The sum of the two probabilities should be equal to 1. Your response should be formatted as follows: {'yes': 0.85, 'no': 0.15}."</text:p>
      <text:p text:style-name="P2"/>
      <text:p text:style-name="P2"/>
      <text:p text:style-name="P3">"As an aviation security expert, your task is to determine whether the narrative [NARRATIVE] explicitly mentions a &lt;&lt;<text:span text:style-name="T1">Deviation - Altitude</text:span>&gt;&gt; issue and assign probabilities accordingly. Examples [EXAMPLE1] and [EXAMPLE2] demonstrate narratives that explicitly discuss such &lt;&lt;<text:span text:style-name="T1">Deviation - Altitude</text:span>&gt;&gt; issues. Use these examples as a guide to analyze the narrative [NARRATIVE] and determine if it explicitly addresses a &lt;&lt;<text:span text:style-name="T1">Deviation - Altitude</text:span>&gt;&gt; issue. If the narrative [NARRATIVE] does mention such an issue explicitly, assign a high probability to the "yes" response and a low probability to the "no" response. Conversely, if the narrative [NARRATIVE] does not mention a &lt;&lt;<text:span text:style-name="T1">Deviation – Altitude</text:span>&gt;&gt; issue explicitly, assign a low probability to the "yes" response and a high probability to the "no" response. Ensure that the sum of these two probabilities equals 1. Format your response as follows: {'yes': 0.85, 'no': 0.15}."</text:p>
      <text:p text:style-name="P1"/>
      <text:p text:style-name="P1"/>
      <text:p text:style-name="P3">"As an aviation security expert, your task is to determine whether the narrative [NARRATIVE] explicitly mentions a &lt;&lt;<text:span text:style-name="T1">Deviation - Track / Heading</text:span>&gt;&gt; issue and assign probabilities accordingly. Examples [EXAMPLE1] and [EXAMPLE2] demonstrate narratives that explicitly discuss such &lt;&lt;<text:span text:style-name="T1">Deviation - Track / Heading</text:span>&gt;&gt; issues. Use these examples as a guide to analyze the narrative [NARRATIVE] and determine if it explicitly addresses a &lt;&lt;<text:span text:style-name="T1">Deviation - Track / Heading</text:span>&gt;&gt; issue. If the narrative [NARRATIVE] does mention such an issue explicitly, assign a high probability to the "yes" response and a low probability to the "no" response. Conversely, if the narrative [NARRATIVE] does not mention a &lt;&lt;<text:span text:style-name="T1">Deviation - Track / Heading</text:span>&gt;&gt; issue explicitly, assign a low probability to the "yes" response and a high probability to the "no" response. Ensure that the sum of these two probabilities equals 1. Format your response as follows: {'yes': 0.85, 'no': 0.15}."</text:p>
      <text:p text:style-name="P3"/>
      <text:p text:style-name="P3"/>
      <text:p text:style-name="P3">As an aviation security expert, your task is to evaluate the presence or absence of &lt;&lt;<text:span text:style-name="T1">Ground Event / Encounter</text:span>&gt;&gt; explicitly mentioned in the narrative [NARRATIVE] and assign probabilities accordingly. Examples [EXAMPLE1] and [EXAMPLE2] illustrate narratives that explicitly mention a case of &lt;&lt;<text:span text:style-name="T1">Ground Event / Encounter</text:span>&gt;&gt;. You should draw inspiration from these examples to analyze the narrative [NARRATIVE] and determine whether it explicitly mentions a case of &lt;&lt;<text:span text:style-name="T1">Ground Event / Encounter</text:span>&gt;&gt;. If the narrative [NARRATIVE] explicitly mentions a case of &lt;&lt;<text:span text:style-name="T1">Ground Event / Encounter</text:span>&gt;&gt;, you should assign a high probability to the "yes" response and a low probability to the "no" response. Conversely, if the narrative [NARRATIVE] does not explicitly mention a case of &lt;&lt;<text:span text:style-name="T1">Ground Event / Encounter</text:span>&gt;&gt;, the probability of a "yes" response should be low and the probability of a "no" response should be high. The sum of the two probabilities should be equal to 1. Your response should be formatted as follows: {'yes': 0.85, 'no': 0.15}."</text:p>
      <text:p text:style-name="P3"><text:soft-page-break/>As an aviation security expert, your task is to evaluate the presence or absence of &lt;&lt;<text:span text:style-name="T1">Flight Deck / Cabin / Aircraft Event</text:span>&gt;&gt; explicitly mentioned in the narrative [NARRATIVE] and assign probabilities accordingly. Examples [EXAMPLE1] and [EXAMPLE2] illustrate narratives that explicitly mention a case of &lt;&lt;<text:span text:style-name="T1">Flight Deck / Cabin / Aircraft Event</text:span>&gt;&gt;. You should draw inspiration from these examples to analyze the narrative [NARRATIVE] and determine whether it explicitly mentions a case of &lt;&lt;<text:span text:style-name="T1">Flight Deck / Cabin / Aircraft Event</text:span>&gt;&gt;. If the narrative [NARRATIVE] explicitly mentions a case of &lt;&lt;<text:span text:style-name="T1">Flight Deck / Cabin / Aircraft Event</text:span>&gt;&gt;, you should assign a high probability to the "yes" response and a low probability to the "no" response. Conversely, if the narrative [NARRATIVE] does not explicitly mention a case of &lt;&lt;<text:span text:style-name="T1">Flight Deck / Cabin / Aircraft Event</text:span>&gt;&gt;, the probability of a "yes" response should be low and the probability of a "no" response should be high. The sum of the two probabilities should be equal to 1. Your response should be formatted as follows: {'yes': 0.85, 'no': 0.15}."</text:p>
      <text:p text:style-name="P3"/>
      <text:p text:style-name="P3"/>
      <text:p text:style-name="P4">"As an aviation security expert, your task is to determine whether the narrative [NARRATIVE] explicitly mentions a &lt;&lt;<text:span text:style-name="T1">Ground Incursion</text:span>&gt;&gt; issue and assign probabilities accordingly. Examples [EXAMPLE1] and [EXAMPLE2] demonstrate narratives that explicitly discuss such &lt;&lt;<text:span text:style-name="T1">Ground Incursion</text:span>&gt;&gt; issues. Use these examples as a guide to analyze the narrative [NARRATIVE] and determine if it explicitly addresses a &lt;&lt;<text:span text:style-name="T1">Ground Incursion</text:span>&gt;&gt; issue. If the narrative [NARRATIVE] does mention such an issue explicitly, assign a high probability to the "yes" response and a low probability to the "no" response. Conversely, if the narrative [NARRATIVE] does not mention a &lt;&lt;<text:span text:style-name="T1">Ground Incursion</text:span>&gt;&gt; issue explicitly, assign a low probability to the "yes" response and a high probability to the "no" response. Ensure that the sum of these two probabilities equals 1. Format your response as follows: {'yes': 0.85, 'no': 0.15}."</text:p>
      <text:p text:style-name="P4"/>
      <text:p text:style-name="P4">"As an aviation security expert, your task is to determine whether the narrative [NARRATIVE] explicitly mentions a &lt;&lt;<text:span text:style-name="T1">Airspace Violation</text:span>&gt;&gt; issue and assign probabilities accordingly. Examples [EXAMPLE1] and [EXAMPLE2] demonstrate narratives that explicitly discuss such &lt;&lt;<text:span text:style-name="T1">Airspace Violation</text:span>&gt;&gt; issues. Use these examples as a guide to analyze the narrative [NARRATIVE] and determine if it explicitly addresses a &lt;&lt;<text:span text:style-name="T1">Airspace Violation</text:span>&gt;&gt; issue. If the narrative [NARRATIVE] does mention such an issue explicitly, assign a high probability to the "yes" response and a low probability to the "no" response. Conversely, if the narrative [NARRATIVE] does not mention a &lt;&lt;<text:span text:style-name="T1">Airspace Violation</text:span>&gt;&gt; issue explicitly, assign a low probability to the "yes" response and a high probability to the "no" response. Ensure that the sum of these two probabilities equals 1. Format your response as follows: {'yes': 0.85, 'no': 0.15}."</text:p>
      <text:p text:style-name="P4"/>
      <text:p text:style-name="P5">"As an aviation security expert, your task is to determine whether the narrative [NARRATIVE] explicitly mentions a &lt;&lt;<text:span text:style-name="T1">Deviation - Speed</text:span>&gt;&gt; issue and assign probabilities accordingly. Examples [EXAMPLE1] and [EXAMPLE2] demonstrate narratives that explicitly discuss such &lt;&lt;<text:span text:style-name="T1">Deviation - Speed</text:span>&gt;&gt; issues. Use these examples as a guide to analyze the narrative [NARRATIVE] and determine if it explicitly addresses a &lt;&lt;<text:span text:style-name="T1">Deviation - Speed</text:span>&gt;&gt; issue. If the narrative [NARRATIVE] does mention such an issue explicitly, assign a high probability to the "yes" response and a low probability to the "no" response. Conversely, if the narrative [NARRATIVE] does not mention a &lt;&lt;<text:span text:style-name="T1">Deviation - Speed</text:span>&gt;&gt; issue explicitly, assign a low probability to the "yes" response and a high probability to the "no" response. Ensure that the sum of these two probabilities equals 1. Format your response as follows: {'yes': 0.85, 'no': 0.15}."</text:p>
      <text:p text:style-name="P5"/>
      <text:p text:style-name="P5"/>
      <text:p text:style-name="P3"/>
      <text:p text:style-name="P5"><text:soft-page-break/>"As an aviation security expert, your task is to determine whether the narrative [NARRATIVE] explicitly mentions a &lt;&lt;<text:span text:style-name="T1">Ground Excursion</text:span>&gt;&gt; issue and assign probabilities accordingly. Examples [EXAMPLE1] and [EXAMPLE2] demonstrate narratives that explicitly discuss such &lt;&lt;<text:span text:style-name="T1">Ground Excursion</text:span>&gt;&gt; issues. Use these examples as a guide to analyze the narrative [NARRATIVE] and determine if it explicitly addresses a &lt;&lt;<text:span text:style-name="T1">Ground Excursion</text:span>&gt;&gt; issue. If the narrative [NARRATIVE] does mention such an issue explicitly, assign a high probability to the "yes" response and a low probability to the "no" response. Conversely, if the narrative [NARRATIVE] does not mention a &lt;&lt;<text:span text:style-name="T1">Ground Excursion</text:span>&gt;&gt; issue explicitly, assign a low probability to the "yes" response and a high probability to the "no" response. Ensure that the sum of these two probabilities equals 1. Format your response as follows: {'yes': 0.85, 'no': 0.15}."</text:p>
      <text:p text:style-name="P5"/>
      <text:p text:style-name="P5">"As an aviation security expert, your task is to evaluate whether<text:span text:style-name="T2"> there is </text:span>&lt;&lt;<text:span text:style-name="T1">No Specific Anomaly Occurred</text:span>&gt;&gt; explicitly mentioned in the narrative [NARRATIVE] and assign probabilities accordingly. Examples [EXAMPLE1] and [EXAMPLE2] illustrate narratives <text:span text:style-name="T2">where</text:span> <text:span text:style-name="T2">there is </text:span>&lt;&lt;<text:span text:style-name="T1">No Specific Anomaly Occurred</text:span>&gt;&gt;. You should draw inspiration from these examples to analyze the narrative [NARRATIVE] and determine whether <text:span text:style-name="T2">there is </text:span>&lt;&lt;<text:span text:style-name="T1">No Specific Anomaly Occurred</text:span>&gt;&gt;. If <text:span text:style-name="T2">there is </text:span>&lt;&lt;<text:span text:style-name="T1">No Specific Anomaly Occurred</text:span>&gt;&gt; <text:span text:style-name="T2">in the</text:span> narrative [NARRATIVE] you should assign a high probability to the "yes" response and a low probability to the "no" response. Conversely, if the narrative [NARRATIVE] does explicitly mention a <text:span text:style-name="T2">specific anomaly</text:span>, the probability of a "yes" response should be low and the probability of a "no" response should be high. The sum of the two probabilities should be equal to 1. Your response should be formatted as follows: {'yes': 0.85, 'no': 0.15}."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1:28:18.491219349</meta:creation-date>
    <dc:date>2024-02-08T02:08:41.180378046</dc:date>
    <meta:editing-duration>PT20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4" meta:word-count="2007" meta:character-count="13371" meta:non-whitespace-character-count="11375"/>
  </office:meta>
</office:document-meta>
</file>